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4555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1.67636in, 6.051in, 1.79494in, 3.219in)" draw:color-mode="greyscale"/>
    </style:style>
    <style:style style:family="graphic" style:name="a1" style:parent-style-name="Graphics">
      <style:graphic-properties fo:border="0.01042in none" fo:background-color="transparent" fo:clip="rect(1.54226in, 5.984in, 1.76096in, 3.1858in)" draw:color-mode="greyscale"/>
    </style:style>
  </office:automatic-styles>
  <office:body>
    <office:text text:use-soft-page-breaks="true">
      <text:p text:style-name="P1"><draw:frame draw:style-name="a0" draw:name="Imagen 1" text:anchor-type="as-char" svg:x="0in" svg:y="0in" svg:width="6.32458in" svg:height="4.5855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Imagen 2" text:anchor-type="as-char" svg:x="0in" svg:y="0in" svg:width="5.90556in" svg:height="4.3336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P2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09-28T16:40:00Z</meta:creation-date>
    <dc:date>2020-09-28T21:16:00Z</dc:date>
    <meta:template xlink:href="Normal" xlink:type="simple"/>
    <meta:editing-cycles>2</meta:editing-cycles>
    <meta:editing-duration>PT5220S</meta:editing-duration>
    <meta:document-statistic meta:page-count="2" meta:paragraph-count="1" meta:word-count="1" meta:character-count="8" meta:row-count="1" meta:non-whitespace-character-count="8"/>
  </office:meta>
</office:document-meta>
</file>